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a783-41-212-70-58.ngrok-free.ap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20:46:07.429973498</meta:creation-date>
    <dc:date>2024-02-29T20:47:08.603061484</dc:date>
    <meta:editing-duration>PT1M5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